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b24c5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24c5" officeooo:paragraph-rsid="001b24c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2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May</text:span> 202<text:span text:style-name="T5">3</text:span> under the <text:span text:style-name="T5">30th</text:span> PA Meeting.</text:p>
      <text:p text:style-name="P1"/>
      <text:p text:style-name="P1">The Assembly, recognising the current situation,</text:p>
      <text:p text:style-name="P1"/>
      <text:p text:style-name="P4">Constitutes the need to increase high-speed rail from 2.5x to 3x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lemongrassjam</text:p>
      <text:p text:style-name="P4">Thanster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0-7: To increase the speed of HS rail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0:55:55.307871149</dc:date>
    <meta:editing-duration>PT2M9S</meta:editing-duration>
    <meta:editing-cycles>6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10" meta:word-count="49" meta:character-count="314" meta:non-whitespace-character-count="275"/>
  </office:meta>
</office:document-meta>
</file>